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28000002B137DD43D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07cm, 3.251cm, 8.331cm, 4.064cm)" draw:image-opacity="100%" style:mirror="none"/>
    </style:style>
    <style:style style:name="gr2" style:family="graphic" style:parent-style-name="standard">
      <style:graphic-properties svg:stroke-width="0.102cm" svg:stroke-color="#ffffff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2.5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3" style:family="paragraph">
      <style:text-properties fo:color="#ffffff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fff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462cm" svg:height="17.239cm" svg:x="2.5cm" svg:y="2cm">
          <draw:image xlink:href="Pictures/1000000000000228000002B137DD43D9.jpg" xlink:type="simple" xlink:show="embed" xlink:actuate="onLoad">
            <text:p/>
          </draw:image>
        </draw:frame>
        <draw:line draw:style-name="gr2" draw:text-style-name="P1" draw:layer="layout" svg:x1="15.605cm" svg:y1="6.915cm" svg:x2="13.7cm" svg:y2="10.09cm">
          <text:p/>
        </draw:line>
        <draw:line draw:style-name="gr2" draw:text-style-name="P1" draw:layer="layout" svg:x1="11.36cm" svg:y1="14.3cm" svg:x2="12.501cm" svg:y2="10.491cm">
          <text:p/>
        </draw:line>
        <draw:frame draw:style-name="gr3" draw:text-style-name="P2" draw:layer="layout" svg:width="7.62cm" svg:height="3.083cm" svg:x="7.985cm" svg:y="14.335cm">
          <draw:text-box>
            <text:p text:style-name="P2"><text:span text:style-name="T1">Inner Lindblad resonance launching point?</text:span></text:p>
          </draw:text-box>
        </draw:frame>
        <draw:frame draw:style-name="gr3" draw:text-style-name="P3" draw:layer="layout" svg:width="7.539cm" svg:height="3.083cm" svg:x="15.686cm" svg:y="5.335cm">
          <draw:text-box>
            <text:p text:style-name="P3"><text:span text:style-name="T1">Outer Lindblad resonance launching point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aurel Ruhlen</meta:initial-creator>
    <meta:creation-date>2012-05-18T21:05:47</meta:creation-date>
    <dc:date>2012-05-18T21:58:26</dc:date>
    <dc:creator>Laurel Ruhlen</dc:creator>
    <meta:editing-duration>PT52M42S</meta:editing-duration>
    <meta:editing-cycles>2</meta:editing-cycles>
    <meta:generator>OpenOffice.org/3.3$Unix OpenOffice.org_project/330m20$Build-9567</meta:generator>
    <meta:document-statistic meta:object-count="5"/>
  </office:meta>
</office:document-meta>
</file>